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style:text-underline-style="none" fo:font-weight="normal" style:font-size-asian="14pt" style:font-weight-asian="normal" style:font-size-complex="14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none" fo:font-weight="normal" style:font-size-asian="12pt" style:font-weight-asian="normal" style:font-size-complex="12pt" style:font-weight-complex="normal"/>
    </style:style>
    <style:style style:name="P5" style:family="paragraph" style:parent-style-name="Standard" style:list-style-name="L1">
      <style:text-properties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beitsplatz</text:p>
      <text:p text:style-name="P1"/>
      <text:p text:style-name="P2"/>
      <text:list xml:id="list2516118084976799185" text:style-name="L1">
        <text:list-item>
          <text:p text:style-name="P5">einzelne Arbeitszellen</text:p>
        </text:list-item>
        <text:list-item>
          <text:p text:style-name="P5">Hochmodern (holodisplay)</text:p>
        </text:list-item>
        <text:list-item>
          <text:p text:style-name="P5">Aufgabe: Kernüberwachung</text:p>
        </text:list-item>
        <text:list-item>
          <text:p text:style-name="P5">Firma: SolarTec</text:p>
        </text:list-item>
        <text:list-item>
          <text:p text:style-name="P5">Zustädnig für Videoüberwachung der Sonne</text:p>
        </text:list-item>
      </text:list>
      <text:p text:style-name="P3"/>
      <text:p text:style-name="P3"/>
      <text:p text:style-name="P3">Du Arbeitest für den Dienstleister SolarTec. Deine Firma ist mit der Auswertung der Messdaten und Überwachung der Minisonne durch die installierten Kameras beauftragt. Die Aufrechterhaltung der Energieversorgung für die Menschen hat oberste Priorität. Deine Aufgabe ist es, die Sicherheit bei der Energiegewinnung zu gewährleisten. Auf deinem Arbeitsplatz findet man diverse Steuerelemente und Anzeigen zur überwachung von Kerntemperatur, Energieerzeugung, Strahlungsstufen und Grenzwerten. Eine kleine rote Lampe über deinem Kopf zeigt kritische Situationen an – du willst sie niemals leuchten sehen. </text:p>
      <text:p text:style-name="P3">Dein "Suitcase" ist mit modernster Technik ausgestattet. Ein Holoboard mit Bedienelementen befindet sich direkt vor dir. Eine gepolsterte Halbschale bietet dir einen Sitzplatz, von der aus du deinem Beruf nachgehst. Die Steuerung der Anlage erfolgt sowohl über Sprache alsauch Gesten. </text:p>
      <text:p text:style-name="P3">Völlig Abgeschottet von einander gehen bei SolarTec insgesamt 4800 Angestellte ihrer anspruchsvollen Arbeit nach. Der Grund dafür ist die Aufrechterhaltung der Konzentration und Lenkung des Fokus der Arbeitskräfte auf ihr Handeln – es darf kein Fehler unterlaufen. </text:p>
      <text:p text:style-name="P3"/>
      <text:p text:style-name="P3"/>
      <text:p text:style-name="P3"/>
      <text:p text:style-name="P3">You are working for the service contracter called SolarTec. Your company´s task is to analyse the data collected from the Micor-Sun and taking care of it by supervising with the pre-installed cameras. The top priority is about maintaining humanaties the energy supply. It is your task to guarantee the safety for the energy production. For this purpose, your working space is equipped with many different control elements and displays, showing datas of core-temperature, energy production, radiation intensity and critical limits. A small red light, located right above your head will show critical situations – you never ever want to see it glow. </text:p>
      <text:p text:style-name="P3">Your "Suitcase" is equipped with modern high-tech. A holoboard with control panels allows you to control the engines and do your work. A padded half shell offers you to have a seat where you can comfortably rest while working. You operate all your devices by speach and gesture. There are about 4800 employees at SolarTec which are working entirely isolated from other co-workers. This is to make sure that everybody is always concentrated. Being focused on the task is key to success – there may be no mistak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8M4S</meta:editing-duration>
    <meta:editing-cycles>17</meta:editing-cycles>
    <meta:generator>OpenOffice/4.1.3$Win32 OpenOffice.org_project/413m1$Build-9783</meta:generator>
    <dc:date>2017-11-19T20:59:12.71</dc:date>
    <dc:creator>Nico Enders</dc:creator>
    <meta:document-statistic meta:table-count="0" meta:image-count="0" meta:object-count="0" meta:page-count="1" meta:paragraph-count="11" meta:word-count="365" meta:character-count="2454"/>
    <meta:user-defined meta:name="Info 1"/>
    <meta:user-defined meta:name="Info 2"/>
    <meta:user-defined meta:name="Info 3"/>
    <meta:user-defined meta:name="Info 4"/>
  </office:meta>
</office:document-meta>
</file>